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line-height="115%" fo:text-align="center" style:justify-single-word="false" fo:text-indent="0.5in" style:auto-text-indent="false" fo:break-before="auto" fo:break-after="auto" style:writing-mode="lr-tb"/>
    </style:style>
    <style:style style:name="P7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5in" fo:margin-right="0in" fo:line-height="115%" fo:text-indent="0.5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line-height="115%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line-height="115%" fo:text-indent="0.5in" style:auto-text-indent="false" fo:break-before="auto" fo:break-after="auto" style:writing-mode="lr-tb"/>
      <style:text-properties fo:font-weight="bold" style:font-weight-asian="bold" style:font-weight-complex="bold"/>
    </style:style>
    <style:style style:name="P15" style:family="paragraph" style:parent-style-name="Standard" style:list-style-name="LS1">
      <style:paragraph-properties fo:margin-top="0in" fo:margin-bottom="0in" fo:line-height="115%" fo:break-before="auto" fo:break-after="auto" style:writing-mode="lr-tb"/>
    </style:style>
    <style:style style:name="P16" style:family="paragraph" style:parent-style-name="Standard" style:list-style-name="LS1">
      <style:paragraph-properties fo:margin-top="0in" fo:margin-bottom="0in" fo:line-height="115%" fo:break-before="auto" fo:break-after="auto" style:writing-mode="lr-tb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Use</text:span><text:span text:style-name="T1">-</text:span><text:span text:style-name="T1">Cases</text:span></text:p>
      <text:p text:style-name="P3"/>
      <text:p text:style-name="P4"/>
      <text:p text:style-name="P4">Employees</text:p>
      <text:p text:style-name="P1"><text:span text:style-name="T2"><text:tab/></text:span><text:span text:style-name="T2">Add</text:span><text:span text:style-name="T2"> </text:span><text:span text:style-name="T2">Employee</text:span></text:p>
      <text:p text:style-name="P1"><text:span text:style-name="T2"><text:tab/><text:tab/></text:span><text:span text:style-name="T2">Name</text:span></text:p>
      <text:p text:style-name="P1"><text:span text:style-name="T2"><text:tab/><text:tab/></text:span><text:span text:style-name="T2">Address</text:span></text:p>
      <text:p text:style-name="P1"><text:span text:style-name="T2"><text:tab/><text:tab/></text:span><text:span text:style-name="T2">Login</text:span></text:p>
      <text:p text:style-name="P1"><text:span text:style-name="T2"><text:tab/><text:tab/></text:span><text:span text:style-name="T2">Gmail</text:span><text:span text:style-name="T2"> </text:span><text:span text:style-name="T2">Calendar</text:span></text:p>
      <text:p text:style-name="P1"><text:span text:style-name="T2"><text:tab/><text:tab/></text:span><text:span text:style-name="T2">Hire</text:span><text:span text:style-name="T2"> </text:span><text:span text:style-name="T2">Date</text:span></text:p>
      <text:p text:style-name="P1"><text:span text:style-name="T2"><text:tab/><text:tab/></text:span><text:span text:style-name="T2">Last</text:span><text:span text:style-name="T2"> </text:span><text:span text:style-name="T2">Day</text:span><text:span text:style-name="T2"> </text:span><text:span text:style-name="T2">Date</text:span></text:p>
      <text:p text:style-name="P1"><text:span text:style-name="T2"><text:tab/><text:tab/></text:span><text:span text:style-name="T2">Email</text:span><text:span text:style-name="T2"> </text:span><text:span text:style-name="T2">Address</text:span></text:p>
      <text:p text:style-name="P1"><text:span text:style-name="T2"><text:tab/></text:span><text:span text:style-name="T2">Edit</text:span><text:span text:style-name="T2"> </text:span><text:span text:style-name="T2">Employee</text:span><text:span text:style-name="T2"> </text:span><text:span text:style-name="T2">Info</text:span></text:p>
      <text:p text:style-name="P1"><text:span text:style-name="T2"><text:tab/></text:span><text:span text:style-name="T2">Employee</text:span><text:span text:style-name="T2"> </text:span><text:span text:style-name="T2">Change</text:span><text:span text:style-name="T2"> </text:span><text:span text:style-name="T2">Password</text:span><text:span text:style-name="T2"> </text:span><text:span text:style-name="T2">screen</text:span></text:p>
      <text:p text:style-name="P1"><text:span text:style-name="T2"><text:tab/></text:span><text:span text:style-name="T2">Employee</text:span><text:span text:style-name="T2"> </text:span><text:span text:style-name="T2">Recover</text:span><text:span text:style-name="T2"> </text:span><text:span text:style-name="T2">Password</text:span><text:span text:style-name="T2"> </text:span><text:span text:style-name="T2">Screen</text:span></text:p>
      <text:p text:style-name="P1"><text:span text:style-name="T2">Employee</text:span><text:span text:style-name="T2"> </text:span><text:span text:style-name="T2">Schedule</text:span></text:p>
      <text:p text:style-name="P5"><text:span text:style-name="T2">View</text:span><text:span text:style-name="T2"> </text:span><text:span text:style-name="T2">Your</text:span><text:span text:style-name="T2"> </text:span><text:span text:style-name="T2">Schedule</text:span></text:p>
      <text:p text:style-name="P5"><text:span text:style-name="T2">View</text:span><text:span text:style-name="T2"> </text:span><text:span text:style-name="T2">Store</text:span><text:span text:style-name="T2"> </text:span><text:span text:style-name="T2">Schedule</text:span></text:p>
      <text:p text:style-name="P5"><text:span text:style-name="T2">Define</text:span><text:span text:style-name="T2"> </text:span><text:span text:style-name="T2">a</text:span><text:span text:style-name="T2"> </text:span><text:span text:style-name="T2">Schedule</text:span><text:span text:style-name="T2"> </text:span><text:span text:style-name="T2">Block</text:span><text:span text:style-name="T2"> </text:span><text:span text:style-name="T2">for</text:span><text:span text:style-name="T2"> </text:span><text:span text:style-name="T2">an</text:span><text:span text:style-name="T2"> </text:span><text:span text:style-name="T2">Employee</text:span></text:p>
      <text:p text:style-name="P5"><text:span text:style-name="T2"><text:tab/></text:span><text:span text:style-name="T2">Add</text:span></text:p>
      <text:p text:style-name="P5"><text:span text:style-name="T2"><text:tab/></text:span><text:span text:style-name="T2">Change</text:span></text:p>
      <text:p text:style-name="P5"><text:span text:style-name="T2"><text:tab/></text:span><text:span text:style-name="T2">Remove</text:span></text:p>
      <text:p text:style-name="P5"><text:span text:style-name="T2"><text:tab/></text:span><text:span text:style-name="T2">Copy</text:span><text:span text:style-name="T2"> ???</text:span></text:p>
      <text:p text:style-name="P5"><text:span text:style-name="T2">Copy</text:span><text:span text:style-name="T2"> </text:span><text:span text:style-name="T2">Schedule</text:span><text:span text:style-name="T2"> </text:span><text:span text:style-name="T2">Blocks</text:span><text:span text:style-name="T2"> </text:span><text:span text:style-name="T2">for</text:span><text:span text:style-name="T2"> </text:span><text:span text:style-name="T2">an</text:span><text:span text:style-name="T2"> </text:span><text:span text:style-name="T2">employee</text:span><text:span text:style-name="T2"> </text:span><text:span text:style-name="T2">from</text:span><text:span text:style-name="T2"> </text:span><text:span text:style-name="T2">Week</text:span><text:span text:style-name="T2"> </text:span><text:span text:style-name="T2">before</text:span></text:p>
      <text:p text:style-name="P5"><text:span text:style-name="T2"><text:tab/></text:span><text:span text:style-name="T2">Display</text:span><text:span text:style-name="T2"> </text:span><text:span text:style-name="T2">conflicts</text:span><text:span text:style-name="T2"> - </text:span><text:span text:style-name="T2">days</text:span><text:span text:style-name="T2"> </text:span><text:span text:style-name="T2">off</text:span><text:span text:style-name="T2">, </text:span><text:span text:style-name="T2">change</text:span><text:span text:style-name="T2"> </text:span><text:span text:style-name="T2">in</text:span><text:span text:style-name="T2"> </text:span><text:span text:style-name="T2">availability</text:span></text:p>
      <text:p text:style-name="P8"><text:span text:style-name="T2">remove</text:span><text:span text:style-name="T2"> </text:span><text:span text:style-name="T2">conflicts</text:span></text:p>
      <text:p text:style-name="P5"><text:span text:style-name="T2">Copy</text:span><text:span text:style-name="T2"> </text:span><text:span text:style-name="T2">Complete</text:span><text:span text:style-name="T2"> </text:span><text:span text:style-name="T2">Schedule</text:span><text:span text:style-name="T2"> </text:span><text:span text:style-name="T2">from</text:span><text:span text:style-name="T2"> </text:span><text:span text:style-name="T2">week</text:span><text:span text:style-name="T2"> </text:span><text:span text:style-name="T2">before</text:span></text:p>
      <text:p text:style-name="P5"><text:span text:style-name="T2"><text:tab/></text:span><text:span text:style-name="T2">Display</text:span><text:span text:style-name="T2"> </text:span><text:span text:style-name="T2">conflicts</text:span><text:span text:style-name="T2"> - </text:span><text:span text:style-name="T2">days</text:span><text:span text:style-name="T2"> </text:span><text:span text:style-name="T2">off</text:span><text:span text:style-name="T2">, </text:span><text:span text:style-name="T2">change</text:span><text:span text:style-name="T2"> </text:span><text:span text:style-name="T2">in</text:span><text:span text:style-name="T2"> </text:span><text:span text:style-name="T2">availability</text:span></text:p>
      <text:p text:style-name="P8"><text:span text:style-name="T2">remove</text:span><text:span text:style-name="T2"> </text:span><text:span text:style-name="T2">conflicts</text:span></text:p>
      <text:p text:style-name="P5"><text:span text:style-name="T2">Link</text:span><text:span text:style-name="T2"> </text:span><text:span text:style-name="T2">Employee</text:span><text:span text:style-name="T2"> </text:span><text:span text:style-name="T2">Schedule</text:span><text:span text:style-name="T2"> </text:span><text:span text:style-name="T2">to</text:span><text:span text:style-name="T2"> </text:span><text:span text:style-name="T2">Employee</text:span><text:span text:style-name="T2">’</text:span><text:span text:style-name="T2">s</text:span><text:span text:style-name="T2"> </text:span><text:span text:style-name="T2">Google</text:span><text:span text:style-name="T2"> </text:span><text:span text:style-name="T2">Calendar</text:span></text:p>
      <text:p text:style-name="P5"><text:span text:style-name="T2">Create</text:span><text:span text:style-name="T2"> </text:span><text:span text:style-name="T2">Employee</text:span><text:span text:style-name="T2"> </text:span><text:span text:style-name="T2">Work</text:span><text:span text:style-name="T2"> </text:span><text:span text:style-name="T2">Restriction</text:span></text:p>
      <text:p text:style-name="P5"><text:span text:style-name="T2">Create</text:span><text:span text:style-name="T2"> </text:span><text:span text:style-name="T2">Coverage</text:span><text:span text:style-name="T2"> </text:span><text:span text:style-name="T2">Hours</text:span></text:p>
      <text:p text:style-name="P5"><text:span text:style-name="T2">Display</text:span><text:span text:style-name="T2"> </text:span><text:span text:style-name="T2">Daily</text:span><text:span text:style-name="T2">/</text:span><text:span text:style-name="T2">and</text:span><text:span text:style-name="T2"> </text:span><text:span text:style-name="T2">weekly</text:span><text:span text:style-name="T2"> </text:span><text:span text:style-name="T2">total</text:span><text:span text:style-name="T2"> </text:span><text:span text:style-name="T2">hours</text:span><text:span text:style-name="T2"> </text:span><text:span text:style-name="T2">vs</text:span><text:span text:style-name="T2"> 4 </text:span><text:span text:style-name="T2">week</text:span><text:span text:style-name="T2"> </text:span><text:span text:style-name="T2">average</text:span><text:span text:style-name="T2">/</text:span><text:span text:style-name="T2">Last</text:span><text:span text:style-name="T2"> </text:span><text:span text:style-name="T2">year</text:span><text:span text:style-name="T2"> </text:span><text:span text:style-name="T2">this</text:span><text:span text:style-name="T2"> </text:span><text:span text:style-name="T2">week</text:span><text:span text:style-name="T2">. </text:span></text:p>
      <text:p text:style-name="P5"><text:span text:style-name="T2">Display</text:span><text:span text:style-name="T2"> </text:span><text:span text:style-name="T2">Daily</text:span><text:span text:style-name="T2">/</text:span><text:span text:style-name="T2">weekly</text:span><text:span text:style-name="T2"> </text:span><text:span text:style-name="T2">total</text:span><text:span text:style-name="T2"> $ </text:span><text:span text:style-name="T2">vs</text:span><text:span text:style-name="T2"> 4 </text:span><text:span text:style-name="T2">week</text:span><text:span text:style-name="T2"> </text:span><text:span text:style-name="T2">average</text:span><text:span text:style-name="T2"> </text:span></text:p>
      <text:p text:style-name="P5"><text:span text:style-name="T2">Create</text:span><text:span text:style-name="T2"> </text:span><text:span text:style-name="T2">Budget</text:span><text:span text:style-name="T2"> </text:span><text:span text:style-name="T2">for</text:span><text:span text:style-name="T2"> </text:span><text:span text:style-name="T2">Schedule</text:span></text:p>
      <text:p text:style-name="P5"><text:span text:style-name="T2">View</text:span><text:span text:style-name="T2"> </text:span><text:span text:style-name="T2">real</text:span><text:span text:style-name="T2"> </text:span><text:span text:style-name="T2">time</text:span><text:span text:style-name="T2">/</text:span><text:span text:style-name="T2">dollars</text:span><text:span text:style-name="T2"> </text:span><text:span text:style-name="T2">vs</text:span><text:span text:style-name="T2"> </text:span><text:span text:style-name="T2">actual</text:span><text:span text:style-name="T2"> </text:span><text:span text:style-name="T2">time</text:span><text:span text:style-name="T2">/</text:span><text:span text:style-name="T2">dollars</text:span><text:span text:style-name="T2"> </text:span></text:p>
      <text:p text:style-name="P5"><text:span text:style-name="T2">View</text:span><text:span text:style-name="T2"> </text:span><text:span text:style-name="T2">Year</text:span><text:span text:style-name="T2"> </text:span><text:span text:style-name="T2">to</text:span><text:span text:style-name="T2"> </text:span><text:span text:style-name="T2">date</text:span><text:span text:style-name="T2"> </text:span><text:span text:style-name="T2">Budget</text:span><text:span text:style-name="T2"> </text:span><text:span text:style-name="T2">vs</text:span><text:span text:style-name="T2"> </text:span><text:span text:style-name="T2">last</text:span><text:span text:style-name="T2"> </text:span><text:span text:style-name="T2">year</text:span><text:span text:style-name="T2"> </text:span><text:span text:style-name="T2">to</text:span><text:span text:style-name="T2"> </text:span><text:span text:style-name="T2">date</text:span></text:p>
      <text:p text:style-name="P5"><text:span text:style-name="T2">View</text:span><text:span text:style-name="T2"> </text:span><text:span text:style-name="T2">payroll</text:span><text:span text:style-name="T2"> </text:span><text:span text:style-name="T2">adjusted</text:span><text:span text:style-name="T2"> </text:span><text:span text:style-name="T2">for</text:span><text:span text:style-name="T2"> </text:span><text:span text:style-name="T2">Sales</text:span><text:span text:style-name="T2"> </text:span></text:p>
      <text:p text:style-name="P5"><text:span text:style-name="T2">Request</text:span><text:span text:style-name="T2"> </text:span><text:span text:style-name="T2">status</text:span><text:span text:style-name="T2"> </text:span><text:span text:style-name="T2">mini</text:span><text:span text:style-name="T2"> </text:span><text:span text:style-name="T2">Main</text:span><text:span text:style-name="T2"> </text:span><text:span text:style-name="T2">Page</text:span><text:span text:style-name="T2"> </text:span><text:span text:style-name="T2">Display</text:span></text:p>
      <text:p text:style-name="P10">Purchasing</text:p>
      <text:p text:style-name="P9"><text:span text:style-name="T2"><text:tab/></text:span><text:span text:style-name="T2">Notifications</text:span><text:span text:style-name="T2"> </text:span><text:span text:style-name="T2">of</text:span><text:span text:style-name="T2"> </text:span><text:span text:style-name="T2">special</text:span><text:span text:style-name="T2"> </text:span><text:span text:style-name="T2">orders</text:span><text:span text:style-name="T2"> </text:span><text:span text:style-name="T2">on</text:span><text:span text:style-name="T2"> </text:span><text:span text:style-name="T2">user</text:span><text:span text:style-name="T2"> </text:span><text:span text:style-name="T2">login</text:span></text:p>
      <text:p text:style-name="P9"><text:span text:style-name="T2"><text:tab/></text:span><text:span text:style-name="T2">Special</text:span><text:span text:style-name="T2"> </text:span><text:span text:style-name="T2">orders</text:span><text:span text:style-name="T2"> </text:span><text:span text:style-name="T2">assigned</text:span><text:span text:style-name="T2"> </text:span><text:span text:style-name="T2">to</text:span><text:span text:style-name="T2"> </text:span><text:span text:style-name="T2">Purchaser</text:span><text:span text:style-name="T2"> </text:span><text:span text:style-name="T2">as</text:span><text:span text:style-name="T2"> </text:span><text:span text:style-name="T2">a</text:span><text:span text:style-name="T2"> </text:span><text:span text:style-name="T2">task</text:span><text:span text:style-name="T2"> </text:span></text:p>
      <text:p text:style-name="P9"><text:span text:style-name="T2"><text:tab/></text:span><text:span text:style-name="T2">notifications</text:span><text:span text:style-name="T2"> </text:span><text:span text:style-name="T2">of</text:span><text:span text:style-name="T2"> </text:span><text:span text:style-name="T2">up</text:span><text:span text:style-name="T2"> </text:span><text:span text:style-name="T2">coming</text:span><text:span text:style-name="T2"> </text:span><text:span text:style-name="T2">pre</text:span><text:span text:style-name="T2"> </text:span><text:span text:style-name="T2">season</text:span><text:span text:style-name="T2"> </text:span><text:span text:style-name="T2">orders</text:span></text:p>
      <text:p text:style-name="P10"/>
      <text:p text:style-name="P10"><text:soft-page-break/>Services</text:p>
      <text:p text:style-name="P9"><text:span text:style-name="T2"><text:tab/></text:span><text:span text:style-name="T2">Create</text:span><text:span text:style-name="T2"> </text:span><text:span text:style-name="T2">a</text:span><text:span text:style-name="T2"> </text:span><text:span text:style-name="T2">WorkOrder</text:span></text:p>
      <text:p text:style-name="P9"><text:span text:style-name="T2"><text:tab/><text:tab/></text:span><text:span text:style-name="T2">Assign</text:span><text:span text:style-name="T2"> </text:span><text:span text:style-name="T2">Service</text:span><text:span text:style-name="T2"> </text:span><text:span text:style-name="T2">Type</text:span><text:span text:style-name="T2"> </text:span><text:span text:style-name="T2">to</text:span><text:span text:style-name="T2"> </text:span><text:span text:style-name="T2">Work</text:span><text:span text:style-name="T2"> </text:span><text:span text:style-name="T2">Order</text:span><text:span text:style-name="T2"><text:tab/><text:tab/></text:span></text:p>
      <text:p text:style-name="P9"><text:span text:style-name="T2"><text:tab/><text:tab/></text:span><text:span text:style-name="T2">Assign</text:span><text:span text:style-name="T2"> </text:span><text:span text:style-name="T2">a</text:span><text:span text:style-name="T2"> </text:span><text:span text:style-name="T2">WorkOrder</text:span><text:span text:style-name="T2"> </text:span><text:span text:style-name="T2">to</text:span><text:span text:style-name="T2"> </text:span><text:span text:style-name="T2">a</text:span><text:span text:style-name="T2"> </text:span><text:span text:style-name="T2">Queue</text:span></text:p>
      <text:p text:style-name="P9"><text:span text:style-name="T2"><text:tab/><text:tab/></text:span><text:span text:style-name="T2">Assign</text:span><text:span text:style-name="T2"> </text:span><text:span text:style-name="T2">Next</text:span><text:span text:style-name="T2"> </text:span><text:span text:style-name="T2">Available</text:span><text:span text:style-name="T2"> </text:span><text:span text:style-name="T2">Date</text:span><text:span text:style-name="T2"> </text:span></text:p>
      <text:p text:style-name="P9"><text:span text:style-name="T2"><text:tab/></text:span><text:span text:style-name="T2">Edit</text:span><text:span text:style-name="T2"> </text:span><text:span text:style-name="T2">a</text:span><text:span text:style-name="T2"> </text:span><text:span text:style-name="T2">Work</text:span><text:span text:style-name="T2"> </text:span><text:span text:style-name="T2">Order</text:span></text:p>
      <text:p text:style-name="P9"><text:span text:style-name="T2"><text:tab/></text:span><text:span text:style-name="T2">Tech</text:span><text:span text:style-name="T2"> </text:span><text:span text:style-name="T2">Checks</text:span><text:span text:style-name="T2"> </text:span><text:span text:style-name="T2">out</text:span><text:span text:style-name="T2"> </text:span><text:span text:style-name="T2">a</text:span><text:span text:style-name="T2"> </text:span><text:span text:style-name="T2">Work</text:span><text:span text:style-name="T2"> </text:span><text:span text:style-name="T2">Order</text:span></text:p>
      <text:p text:style-name="P9"><text:span text:style-name="T2"><text:tab/></text:span><text:span text:style-name="T2">Tech</text:span><text:span text:style-name="T2"> </text:span><text:span text:style-name="T2">Check</text:span><text:span text:style-name="T2"> </text:span><text:span text:style-name="T2">in</text:span><text:span text:style-name="T2"> </text:span><text:span text:style-name="T2">a</text:span><text:span text:style-name="T2"> </text:span><text:span text:style-name="T2">work</text:span><text:span text:style-name="T2"> </text:span><text:span text:style-name="T2">Order</text:span></text:p>
      <text:p text:style-name="P9"><text:span text:style-name="T2"><text:tab/></text:span><text:span text:style-name="T2">Tech</text:span><text:span text:style-name="T2"> </text:span><text:span text:style-name="T2">completes</text:span><text:span text:style-name="T2"> </text:span><text:span text:style-name="T2">a</text:span><text:span text:style-name="T2"> </text:span><text:span text:style-name="T2">Work</text:span><text:span text:style-name="T2"> </text:span><text:span text:style-name="T2">Order</text:span></text:p>
      <text:p text:style-name="P9"><text:span text:style-name="T2"><text:tab/></text:span><text:span text:style-name="T2">Tech</text:span><text:span text:style-name="T2"> </text:span><text:span text:style-name="T2">Manual</text:span><text:span text:style-name="T2"> </text:span><text:span text:style-name="T2">Adjusts</text:span><text:span text:style-name="T2"> </text:span><text:span text:style-name="T2">check</text:span><text:span text:style-name="T2"> </text:span><text:span text:style-name="T2">out</text:span><text:span text:style-name="T2"> </text:span><text:span text:style-name="T2">and</text:span><text:span text:style-name="T2">/</text:span><text:span text:style-name="T2">or</text:span><text:span text:style-name="T2"> </text:span><text:span text:style-name="T2">Check</text:span><text:span text:style-name="T2"> </text:span><text:span text:style-name="T2">in</text:span><text:span text:style-name="T2"> </text:span><text:span text:style-name="T2">times</text:span></text:p>
      <text:p text:style-name="P9"><text:span text:style-name="T2"><text:tab/></text:span><text:span text:style-name="T2">Work</text:span><text:span text:style-name="T2"> </text:span><text:span text:style-name="T2">Order</text:span><text:span text:style-name="T2"> </text:span><text:span text:style-name="T2">Assigned</text:span><text:span text:style-name="T2"> </text:span><text:span text:style-name="T2">to</text:span><text:span text:style-name="T2"> </text:span><text:span text:style-name="T2">a</text:span><text:span text:style-name="T2"> </text:span><text:span text:style-name="T2">tech</text:span></text:p>
      <text:p text:style-name="P9"><text:span text:style-name="T2"><text:tab/></text:span><text:span text:style-name="T2">Create</text:span><text:span text:style-name="T2"> </text:span><text:span text:style-name="T2">a</text:span><text:span text:style-name="T2"> </text:span><text:span text:style-name="T2">Queue</text:span></text:p>
      <text:p text:style-name="P9"><text:span text:style-name="T2"><text:tab/></text:span><text:span text:style-name="T2">Modify</text:span><text:span text:style-name="T2"> </text:span><text:span text:style-name="T2">a</text:span><text:span text:style-name="T2"> </text:span><text:span text:style-name="T2">Queue</text:span><text:span text:style-name="T2"> </text:span><text:span text:style-name="T2">details</text:span></text:p>
      <text:p text:style-name="P9"><text:span text:style-name="T2"><text:tab/></text:span><text:span text:style-name="T2">Disable</text:span><text:span text:style-name="T2"> </text:span><text:span text:style-name="T2">a</text:span><text:span text:style-name="T2"> </text:span><text:span text:style-name="T2">Queue</text:span></text:p>
      <text:p text:style-name="P9"><text:span text:style-name="T2"><text:tab/></text:span><text:span text:style-name="T2">Enable</text:span><text:span text:style-name="T2"> </text:span><text:span text:style-name="T2">a</text:span><text:span text:style-name="T2"> </text:span><text:span text:style-name="T2">Queue</text:span></text:p>
      <text:p text:style-name="P9"><text:span text:style-name="T2"><text:tab/></text:span><text:span text:style-name="T2">Assign</text:span><text:span text:style-name="T2"> </text:span><text:span text:style-name="T2">Tech</text:span><text:span text:style-name="T2"> </text:span><text:span text:style-name="T2">to</text:span><text:span text:style-name="T2"> </text:span><text:span text:style-name="T2">a</text:span><text:span text:style-name="T2"> </text:span><text:span text:style-name="T2">Queue</text:span></text:p>
      <text:p text:style-name="P5"><text:span text:style-name="T2">Display</text:span><text:span text:style-name="T2"> </text:span><text:span text:style-name="T2">Queue</text:span><text:span text:style-name="T2"> </text:span><text:span text:style-name="T2">Details</text:span><text:span text:style-name="T2"> </text:span></text:p>
      <text:p text:style-name="P5"><text:span text:style-name="T2">Display</text:span><text:span text:style-name="T2"> </text:span><text:span text:style-name="T2">Queues</text:span><text:span text:style-name="T2"> </text:span></text:p>
      <text:p text:style-name="P5"><text:span text:style-name="T2">Assign</text:span><text:span text:style-name="T2"> </text:span><text:span text:style-name="T2">a</text:span><text:span text:style-name="T2"> </text:span><text:span text:style-name="T2">Service</text:span><text:span text:style-name="T2"> </text:span><text:span text:style-name="T2">Type</text:span><text:span text:style-name="T2"> </text:span><text:span text:style-name="T2">to</text:span><text:span text:style-name="T2"> </text:span><text:span text:style-name="T2">a</text:span><text:span text:style-name="T2"> </text:span><text:span text:style-name="T2">Que</text:span><text:span text:style-name="T2"> </text:span></text:p>
      <text:p text:style-name="P7">Skills</text:p>
      <text:p text:style-name="P9"><text:span text:style-name="T2"><text:tab/><text:tab/></text:span><text:span text:style-name="T2">Add</text:span><text:span text:style-name="T2"> </text:span><text:span text:style-name="T2">Skill</text:span><text:span text:style-name="T2"> - </text:span><text:span text:style-name="T2">Skill</text:span><text:span text:style-name="T2"> </text:span><text:span text:style-name="T2">is</text:span><text:span text:style-name="T2"> </text:span><text:span text:style-name="T2">what</text:span><text:span text:style-name="T2"> </text:span><text:span text:style-name="T2">an</text:span><text:span text:style-name="T2"> </text:span><text:span text:style-name="T2">employee</text:span><text:span text:style-name="T2"> </text:span><text:span text:style-name="T2">is</text:span><text:span text:style-name="T2"> </text:span><text:span text:style-name="T2">trained</text:span><text:span text:style-name="T2"> </text:span><text:span text:style-name="T2">to</text:span><text:span text:style-name="T2"> </text:span><text:span text:style-name="T2">do</text:span><text:span text:style-name="T2">.</text:span></text:p>
      <text:p text:style-name="P9"><text:span text:style-name="T2"><text:tab/><text:tab/></text:span><text:span text:style-name="T2">Edit</text:span><text:span text:style-name="T2"> </text:span><text:span text:style-name="T2">a</text:span><text:span text:style-name="T2"> </text:span><text:span text:style-name="T2">Skill</text:span></text:p>
      <text:p text:style-name="P9"><text:span text:style-name="T2"><text:tab/><text:tab/></text:span><text:span text:style-name="T2">Display</text:span><text:span text:style-name="T2"> </text:span><text:span text:style-name="T2">Service</text:span><text:span text:style-name="T2"> </text:span><text:span text:style-name="T2">Type</text:span><text:span text:style-name="T2"> </text:span><text:span text:style-name="T2">assigned</text:span><text:span text:style-name="T2"> </text:span><text:span text:style-name="T2">to</text:span><text:span text:style-name="T2"> </text:span><text:span text:style-name="T2">a</text:span><text:span text:style-name="T2"> </text:span><text:span text:style-name="T2">skill</text:span></text:p>
      <text:p text:style-name="P9"><text:span text:style-name="T2"><text:tab/><text:tab/></text:span><text:span text:style-name="T2">Remove</text:span><text:span text:style-name="T2"> </text:span><text:span text:style-name="T2">a</text:span><text:span text:style-name="T2"> </text:span><text:span text:style-name="T2">Skill</text:span></text:p>
      <text:p text:style-name="P9"><text:span text:style-name="T2"><text:tab/><text:tab/></text:span><text:span text:style-name="T2">Load</text:span><text:span text:style-name="T2"> </text:span><text:span text:style-name="T2">Default</text:span><text:span text:style-name="T2"> </text:span><text:span text:style-name="T2">Skill</text:span><text:span text:style-name="T2"> </text:span><text:span text:style-name="T2">List</text:span></text:p>
      <text:p text:style-name="P9"><text:span text:style-name="T2"><text:tab/></text:span><text:span text:style-name="T2">Service</text:span><text:span text:style-name="T2"> </text:span><text:span text:style-name="T2">Types</text:span></text:p>
      <text:p text:style-name="P9"><text:span text:style-name="T2"><text:tab/><text:tab/></text:span><text:span text:style-name="T2">Add</text:span><text:span text:style-name="T2"> </text:span><text:span text:style-name="T2">a</text:span><text:span text:style-name="T2"> </text:span><text:span text:style-name="T2">Service</text:span><text:span text:style-name="T2"> </text:span><text:span text:style-name="T2">Type</text:span><text:span text:style-name="T2"> - </text:span><text:span text:style-name="T2">a</text:span><text:span text:style-name="T2"> </text:span><text:span text:style-name="T2">Service</text:span><text:span text:style-name="T2"> </text:span><text:span text:style-name="T2">Type</text:span><text:span text:style-name="T2"> </text:span><text:span text:style-name="T2">is</text:span><text:span text:style-name="T2"> </text:span><text:span text:style-name="T2">what</text:span><text:span text:style-name="T2"> </text:span><text:span text:style-name="T2">done</text:span><text:span text:style-name="T2"> </text:span><text:span text:style-name="T2">to</text:span><text:span text:style-name="T2"> </text:span><text:span text:style-name="T2">repairs</text:span><text:span text:style-name="T2"> </text:span><text:span text:style-name="T2">ie</text:span><text:span text:style-name="T2"> </text:span><text:span text:style-name="T2">Brake</text:span><text:span text:style-name="T2"> </text:span><text:span text:style-name="T2">adjust</text:span></text:p>
      <text:p text:style-name="P9"><text:span text:style-name="T2"><text:tab/><text:tab/></text:span><text:span text:style-name="T2">Edit</text:span><text:span text:style-name="T2"> </text:span><text:span text:style-name="T2">A</text:span><text:span text:style-name="T2"> </text:span><text:span text:style-name="T2">Service</text:span><text:span text:style-name="T2"> </text:span><text:span text:style-name="T2">Type</text:span></text:p>
      <text:p text:style-name="P9"><text:span text:style-name="T2"><text:tab/><text:tab/><text:tab/></text:span><text:span text:style-name="T2">Assign</text:span><text:span text:style-name="T2"> </text:span><text:span text:style-name="T2">Skill</text:span><text:span text:style-name="T2"> </text:span><text:span text:style-name="T2">to</text:span><text:span text:style-name="T2"> </text:span><text:span text:style-name="T2">Service</text:span><text:span text:style-name="T2"> </text:span><text:span text:style-name="T2">Type</text:span></text:p>
      <text:p text:style-name="P9"><text:span text:style-name="T2"><text:tab/><text:tab/><text:tab/></text:span><text:span text:style-name="T2">Remove</text:span><text:span text:style-name="T2"> </text:span><text:span text:style-name="T2">a</text:span><text:span text:style-name="T2"> </text:span><text:span text:style-name="T2">skill</text:span><text:span text:style-name="T2"> </text:span><text:span text:style-name="T2">from</text:span><text:span text:style-name="T2"> </text:span><text:span text:style-name="T2">Service</text:span><text:span text:style-name="T2"> </text:span><text:span text:style-name="T2">Type</text:span></text:p>
      <text:p text:style-name="P9"><text:span text:style-name="T2"><text:tab/><text:tab/></text:span><text:span text:style-name="T2">Display</text:span><text:span text:style-name="T2"> </text:span><text:span text:style-name="T2">Service</text:span><text:span text:style-name="T2"> </text:span><text:span text:style-name="T2">Types</text:span></text:p>
      <text:p text:style-name="P9"><text:span text:style-name="T2"><text:tab/><text:tab/></text:span><text:span text:style-name="T2">Remove</text:span><text:span text:style-name="T2"> </text:span><text:span text:style-name="T2">a</text:span><text:span text:style-name="T2"> </text:span><text:span text:style-name="T2">service</text:span><text:span text:style-name="T2"> </text:span><text:span text:style-name="T2">Type</text:span></text:p>
      <text:p text:style-name="P9"><text:span text:style-name="T2"><text:tab/><text:tab/></text:span><text:span text:style-name="T2">Display</text:span><text:span text:style-name="T2"> </text:span><text:span text:style-name="T2">average</text:span><text:span text:style-name="T2"> </text:span><text:span text:style-name="T2">time</text:span><text:span text:style-name="T2"> </text:span><text:span text:style-name="T2">to</text:span><text:span text:style-name="T2"> </text:span><text:span text:style-name="T2">complete</text:span><text:span text:style-name="T2"> </text:span><text:span text:style-name="T2">a</text:span><text:span text:style-name="T2"> </text:span><text:span text:style-name="T2">Service</text:span><text:span text:style-name="T2"> </text:span><text:span text:style-name="T2">Type</text:span></text:p>
      <text:p text:style-name="P5"><text:span text:style-name="T2"><text:s text:c="12"/></text:span><text:span text:style-name="T2">Load</text:span><text:span text:style-name="T2"> </text:span><text:span text:style-name="T2">Default</text:span><text:span text:style-name="T2"> </text:span><text:span text:style-name="T2">Service</text:span><text:span text:style-name="T2"> </text:span><text:span text:style-name="T2">Types</text:span></text:p>
      <text:p text:style-name="P5"><text:span text:style-name="T2"><text:tab/></text:span><text:span text:style-name="T2">Import</text:span><text:span text:style-name="T2"> </text:span><text:span text:style-name="T2">Service</text:span><text:span text:style-name="T2"> </text:span><text:span text:style-name="T2">types</text:span><text:span text:style-name="T2"> </text:span><text:span text:style-name="T2">from</text:span><text:span text:style-name="T2"> </text:span><text:span text:style-name="T2">text</text:span><text:span text:style-name="T2"> </text:span><text:span text:style-name="T2">file</text:span></text:p>
      <text:p text:style-name="P5"><text:span text:style-name="T2"><text:tab/><text:tab/></text:span><text:span text:style-name="T2">Map</text:span><text:span text:style-name="T2"> </text:span><text:span text:style-name="T2">fields</text:span><text:span text:style-name="T2"> </text:span><text:span text:style-name="T2">from</text:span><text:span text:style-name="T2"> </text:span><text:span text:style-name="T2">text</text:span><text:span text:style-name="T2"> </text:span><text:span text:style-name="T2">file</text:span><text:span text:style-name="T2"> </text:span><text:span text:style-name="T2">to</text:span><text:span text:style-name="T2"> </text:span><text:span text:style-name="T2">Service</text:span><text:span text:style-name="T2"> </text:span><text:span text:style-name="T2">Type</text:span><text:span text:style-name="T2"> </text:span><text:span text:style-name="T2">fields</text:span></text:p>
      <text:p text:style-name="P4">TimeClock</text:p>
      <text:p text:style-name="P1"><text:span text:style-name="T2"><text:tab/></text:span><text:span text:style-name="T2">Employee</text:span><text:span text:style-name="T2"> </text:span><text:span text:style-name="T2">Clock</text:span><text:span text:style-name="T2"> </text:span><text:span text:style-name="T2">in</text:span><text:span text:style-name="T2">/</text:span><text:span text:style-name="T2">OUt</text:span></text:p>
      <text:p text:style-name="P1"><text:span text:style-name="T2"><text:tab/></text:span><text:span text:style-name="T2">Manager</text:span><text:span text:style-name="T2"> </text:span><text:span text:style-name="T2">Adjust</text:span><text:span text:style-name="T2"> </text:span><text:span text:style-name="T2">Time</text:span><text:span text:style-name="T2"> </text:span><text:span text:style-name="T2">Clock</text:span><text:span text:style-name="T2"> </text:span><text:span text:style-name="T2">page</text:span></text:p>
      <text:p text:style-name="P1"><text:span text:style-name="T2"><text:tab/></text:span><text:span text:style-name="T2">Create</text:span><text:span text:style-name="T2"> </text:span><text:span text:style-name="T2">Payroll</text:span><text:span text:style-name="T2"> </text:span><text:span text:style-name="T2">report</text:span></text:p>
      <text:p text:style-name="P5"><text:span text:style-name="T2">Review</text:span><text:span text:style-name="T2">/</text:span><text:span text:style-name="T2">Approve</text:span><text:span text:style-name="T2"> </text:span><text:span text:style-name="T2">Time</text:span><text:span text:style-name="T2"> </text:span><text:span text:style-name="T2">Clock</text:span><text:span text:style-name="T2"> </text:span><text:span text:style-name="T2">for</text:span><text:span text:style-name="T2"> </text:span><text:span text:style-name="T2">Payroll</text:span><text:span text:style-name="T2"> </text:span><text:span text:style-name="T2">Period</text:span><text:span text:style-name="T2"> </text:span></text:p>
      <text:p text:style-name="P5"><text:span text:style-name="T3">Need</text:span><text:span text:style-name="T3"> </text:span><text:span text:style-name="T3">to</text:span><text:span text:style-name="T3"> </text:span><text:span text:style-name="T3">look</text:span><text:span text:style-name="T3"> </text:span><text:span text:style-name="T3">into</text:span><text:span text:style-name="T3"> </text:span><text:span text:style-name="T3">api</text:span><text:span text:style-name="T3"> </text:span><text:span text:style-name="T3">for</text:span><text:span text:style-name="T3"> </text:span><text:span text:style-name="T3">payroll</text:span></text:p>
      <text:p text:style-name="P7"/>
      <text:p text:style-name="P1"><text:span text:style-name="T2">Time</text:span><text:span text:style-name="T2"> </text:span><text:span text:style-name="T2">Off</text:span></text:p>
      <text:p text:style-name="P5"><text:soft-page-break/><text:span text:style-name="T2">Employee</text:span><text:span text:style-name="T2"> </text:span><text:span text:style-name="T2">Request</text:span><text:span text:style-name="T2"> </text:span><text:span text:style-name="T2">Time</text:span><text:span text:style-name="T2"> </text:span><text:span text:style-name="T2">off</text:span></text:p>
      <text:p text:style-name="P5"><text:span text:style-name="T2">Aprove</text:span><text:span text:style-name="T2">/</text:span><text:span text:style-name="T2">Reject</text:span><text:span text:style-name="T2"> </text:span><text:span text:style-name="T2">Time</text:span><text:span text:style-name="T2"> </text:span><text:span text:style-name="T2">off</text:span><text:span text:style-name="T2"> </text:span><text:span text:style-name="T2">Request</text:span><text:span text:style-name="T2"> </text:span></text:p>
      <text:p text:style-name="P5"><text:span text:style-name="T2">Employee</text:span><text:span text:style-name="T2"> </text:span><text:span text:style-name="T2">Display</text:span><text:span text:style-name="T2"> </text:span><text:span text:style-name="T2">Time</text:span><text:span text:style-name="T2"> </text:span><text:span text:style-name="T2">off</text:span><text:span text:style-name="T2"> </text:span><text:span text:style-name="T2">Requests</text:span><text:span text:style-name="T2"> </text:span><text:span text:style-name="T2">with</text:span><text:span text:style-name="T2"> </text:span><text:span text:style-name="T2">Request</text:span><text:span text:style-name="T2">, </text:span><text:span text:style-name="T2">P</text:span><text:span text:style-name="T2">/</text:span><text:span text:style-name="T2">U</text:span><text:span text:style-name="T2">, </text:span><text:span text:style-name="T2">PTOB</text:span><text:span text:style-name="T2"> </text:span><text:span text:style-name="T2">status</text:span><text:span text:style-name="T2"> </text:span></text:p>
      <text:p text:style-name="P5"><text:span text:style-name="T2">Manager</text:span><text:span text:style-name="T2"> </text:span><text:span text:style-name="T2">Display</text:span><text:span text:style-name="T2"> </text:span><text:span text:style-name="T2">off</text:span><text:span text:style-name="T2"> </text:span><text:span text:style-name="T2">Current</text:span><text:span text:style-name="T2">/</text:span><text:span text:style-name="T2">Pending</text:span><text:span text:style-name="T2"> </text:span><text:span text:style-name="T2">Time</text:span><text:span text:style-name="T2"> </text:span><text:span text:style-name="T2">off</text:span><text:span text:style-name="T2"> </text:span><text:span text:style-name="T2">requests</text:span></text:p>
      <text:p text:style-name="P5"><text:span text:style-name="T2">Display</text:span><text:span text:style-name="T2"> </text:span><text:span text:style-name="T2">Current</text:span><text:span text:style-name="T2"> </text:span><text:span text:style-name="T2">Time</text:span><text:span text:style-name="T2"> </text:span><text:span text:style-name="T2">off</text:span><text:span text:style-name="T2"> </text:span><text:span text:style-name="T2">Company</text:span><text:span text:style-name="T2"> </text:span><text:span text:style-name="T2">Defaults</text:span><text:span text:style-name="T2"> - </text:span><text:span text:style-name="T2">and</text:span><text:span text:style-name="T2"> </text:span><text:span text:style-name="T2">system</text:span><text:span text:style-name="T2"> </text:span><text:span text:style-name="T2">Wide</text:span><text:span text:style-name="T2"> </text:span><text:span text:style-name="T2">Reset</text:span><text:span text:style-name="T2"> </text:span><text:span text:style-name="T2">rules</text:span></text:p>
      <text:p text:style-name="P5"><text:span text:style-name="T2">Modify</text:span><text:span text:style-name="T2"> </text:span><text:span text:style-name="T2">Current</text:span><text:span text:style-name="T2"> </text:span><text:span text:style-name="T2">Time</text:span><text:span text:style-name="T2"> </text:span><text:span text:style-name="T2">off</text:span><text:span text:style-name="T2"> </text:span><text:span text:style-name="T2">Company</text:span><text:span text:style-name="T2"> </text:span><text:span text:style-name="T2">Defaults</text:span></text:p>
      <text:p text:style-name="P1"><text:span text:style-name="T2">Task</text:span><text:span text:style-name="T2"> </text:span><text:span text:style-name="T2">List</text:span></text:p>
      <text:p text:style-name="P1"><text:span text:style-name="T2"><text:tab/></text:span><text:span text:style-name="T2">Each</text:span><text:span text:style-name="T2"> </text:span><text:span text:style-name="T2">employee</text:span><text:span text:style-name="T2"> </text:span><text:span text:style-name="T2">has</text:span><text:span text:style-name="T2"> </text:span><text:span text:style-name="T2">a</text:span><text:span text:style-name="T2"> </text:span><text:span text:style-name="T2">task</text:span><text:span text:style-name="T2"> </text:span><text:span text:style-name="T2">list</text:span></text:p>
      <text:p text:style-name="P1"><text:span text:style-name="T2"><text:tab/></text:span><text:span text:style-name="T2">task</text:span><text:span text:style-name="T2"> </text:span><text:span text:style-name="T2">can</text:span><text:span text:style-name="T2"> </text:span><text:span text:style-name="T2">be</text:span><text:span text:style-name="T2"> </text:span><text:span text:style-name="T2">assigned</text:span><text:span text:style-name="T2"> </text:span><text:span text:style-name="T2">to</text:span><text:span text:style-name="T2"> </text:span><text:span text:style-name="T2">employee</text:span></text:p>
      <text:p text:style-name="P1"><text:span text:style-name="T2"><text:tab/></text:span><text:span text:style-name="T2">task</text:span><text:span text:style-name="T2"> </text:span><text:span text:style-name="T2">can</text:span><text:span text:style-name="T2"> </text:span><text:span text:style-name="T2">be</text:span><text:span text:style-name="T2"> </text:span><text:span text:style-name="T2">completed</text:span></text:p>
      <text:p text:style-name="P1"><text:span text:style-name="T2"><text:tab/></text:span><text:span text:style-name="T2">task</text:span><text:span text:style-name="T2"> </text:span><text:span text:style-name="T2">can</text:span><text:span text:style-name="T2"> </text:span><text:span text:style-name="T2">have</text:span><text:span text:style-name="T2"> </text:span><text:span text:style-name="T2">attachments</text:span><text:span text:style-name="T2"> - </text:span><text:span text:style-name="T2">photos</text:span><text:span text:style-name="T2">, </text:span><text:span text:style-name="T2">email</text:span><text:span text:style-name="T2"> </text:span><text:span text:style-name="T2">text</text:span><text:span text:style-name="T2">, </text:span></text:p>
      <text:p text:style-name="P10"/>
      <text:p text:style-name="P7"><text:tab/><text:tab/></text:p>
      <text:p text:style-name="P4">Warranty</text:p>
      <text:p text:style-name="P1"><text:span text:style-name="T2"><text:tab/></text:span><text:span text:style-name="T2">track</text:span><text:span text:style-name="T2"> </text:span><text:span text:style-name="T2">status</text:span><text:span text:style-name="T2"> </text:span><text:span text:style-name="T2">of</text:span><text:span text:style-name="T2"> </text:span><text:span text:style-name="T2">warranty</text:span></text:p>
      <text:p text:style-name="P1"><text:span text:style-name="T2"><text:tab/></text:span><text:span text:style-name="T2">employee</text:span><text:span text:style-name="T2"> </text:span><text:span text:style-name="T2">creates</text:span><text:span text:style-name="T2"> </text:span><text:span text:style-name="T2">warranty</text:span><text:span text:style-name="T2"> </text:span><text:span text:style-name="T2">issue</text:span><text:span text:style-name="T2"> </text:span><text:span text:style-name="T2">assigned</text:span><text:span text:style-name="T2"> </text:span><text:span text:style-name="T2">to</text:span><text:span text:style-name="T2"> </text:span><text:span text:style-name="T2">customer</text:span><text:span text:style-name="T2"> - </text:span><text:span text:style-name="T2">store</text:span><text:span text:style-name="T2"> </text:span><text:span text:style-name="T2">needs</text:span><text:span text:style-name="T2"> </text:span><text:span text:style-name="T2">customer</text:span><text:span text:style-name="T2"> </text:span></text:p>
      <text:p text:style-name="P5"><text:span text:style-name="T2">employee</text:span><text:span text:style-name="T2"> </text:span><text:span text:style-name="T2">sets</text:span><text:span text:style-name="T2"> </text:span><text:span text:style-name="T2">status</text:span><text:span text:style-name="T2"> </text:span><text:span text:style-name="T2">of</text:span><text:span text:style-name="T2"> </text:span><text:span text:style-name="T2">customer</text:span><text:span text:style-name="T2"> </text:span><text:span text:style-name="T2">needs</text:span></text:p>
      <text:p text:style-name="P5"><text:span text:style-name="T2">photos</text:span><text:span text:style-name="T2"> </text:span><text:span text:style-name="T2">attached</text:span><text:span text:style-name="T2"> </text:span><text:span text:style-name="T2">to</text:span><text:span text:style-name="T2"> </text:span><text:span text:style-name="T2">warranty</text:span></text:p>
      <text:p text:style-name="P5"><text:span text:style-name="T2">original</text:span><text:span text:style-name="T2"> </text:span><text:span text:style-name="T2">sale</text:span><text:span text:style-name="T2"> </text:span><text:span text:style-name="T2">linked</text:span><text:span text:style-name="T2"> </text:span><text:span text:style-name="T2">to</text:span><text:span text:style-name="T2"> </text:span><text:span text:style-name="T2">warranty</text:span><text:span text:style-name="T2"> </text:span></text:p>
      <text:p text:style-name="P1"><text:span text:style-name="T2"><text:tab/></text:span><text:span text:style-name="T2">on</text:span><text:span text:style-name="T2"> </text:span><text:span text:style-name="T2">creation</text:span><text:span text:style-name="T2"> </text:span><text:span text:style-name="T2">of</text:span><text:span text:style-name="T2"> </text:span><text:span text:style-name="T2">warranty</text:span><text:span text:style-name="T2">. </text:span><text:span text:style-name="T2">product</text:span><text:span text:style-name="T2"> </text:span><text:span text:style-name="T2">manager</text:span><text:span text:style-name="T2"> </text:span><text:span text:style-name="T2">get</text:span><text:span text:style-name="T2"> </text:span><text:span text:style-name="T2">task</text:span><text:span text:style-name="T2"> </text:span><text:span text:style-name="T2">to</text:span><text:span text:style-name="T2"> </text:span><text:span text:style-name="T2">assess</text:span><text:span text:style-name="T2"> </text:span><text:span text:style-name="T2">warrenty</text:span><text:span text:style-name="T2">. </text:span></text:p>
      <text:p text:style-name="P1"><text:span text:style-name="T2"><text:s text:c="12"/></text:span><text:span text:style-name="T2">ETA</text:span><text:span text:style-name="T2"> </text:span><text:span text:style-name="T2">of</text:span><text:span text:style-name="T2"> </text:span><text:span text:style-name="T2">completion</text:span><text:span text:style-name="T2"> </text:span><text:span text:style-name="T2">of</text:span><text:span text:style-name="T2"> </text:span><text:span text:style-name="T2">warranty</text:span><text:span text:style-name="T2"> </text:span></text:p>
      <text:p text:style-name="P1"><text:span text:style-name="T2"><text:tab/></text:span><text:span text:style-name="T2">Outbound</text:span><text:span text:style-name="T2"> </text:span><text:span text:style-name="T2">tracking</text:span><text:span text:style-name="T2"> </text:span><text:span text:style-name="T2">number</text:span><text:span text:style-name="T2">(</text:span><text:span text:style-name="T2">s</text:span><text:span text:style-name="T2">)</text:span></text:p>
      <text:p text:style-name="P1"><text:span text:style-name="T2"><text:tab/></text:span><text:span text:style-name="T2">inbound</text:span><text:span text:style-name="T2"> </text:span><text:span text:style-name="T2">tracking</text:span><text:span text:style-name="T2"> </text:span><text:span text:style-name="T2">numbers</text:span><text:span text:style-name="T2">(</text:span><text:span text:style-name="T2">s</text:span><text:span text:style-name="T2">)</text:span></text:p>
      <text:p text:style-name="P1"><text:span text:style-name="T2"><text:tab/></text:span><text:span text:style-name="T2">attach</text:span><text:span text:style-name="T2"> </text:span><text:span text:style-name="T2">email</text:span><text:span text:style-name="T2"> </text:span><text:span text:style-name="T2">text</text:span><text:span text:style-name="T2"> </text:span></text:p>
      <text:p text:style-name="P1"><text:span text:style-name="T2"><text:tab/></text:span><text:span text:style-name="T2">Time</text:span><text:span text:style-name="T2"> </text:span><text:span text:style-name="T2">stamped</text:span><text:span text:style-name="T2"> </text:span><text:span text:style-name="T2">notes</text:span><text:span text:style-name="T2"> </text:span></text:p>
      <text:p text:style-name="P2"><text:span text:style-name="T1">Appendix</text:span><text:span text:style-name="T1"> 1</text:span></text:p>
      <text:p text:style-name="P4"/>
      <text:p text:style-name="P1"><text:span text:style-name="T2">Address</text:span><text:span text:style-name="T2"> </text:span><text:span text:style-name="T2">Behavior</text:span> - When changing an address, need to check if ID is used more then once, if it is are we changing for all person with that address. <text:s/></text:p>
      <text:p text:style-name="P1">Person</text:p>
      <text:p text:style-name="P1"><text:tab/>ID</text:p>
      <text:p text:style-name="P1"><text:tab/>First Name</text:p>
      <text:p text:style-name="P1"><text:tab/>Last Name</text:p>
      <text:p text:style-name="P1"><text:tab/>Phone 1</text:p>
      <text:p text:style-name="P1"><text:tab/>Phone 1 Type</text:p>
      <text:p text:style-name="P1"><text:tab/>Phone 2 </text:p>
      <text:p text:style-name="P1"><text:tab/>Phone 2 Type</text:p>
      <text:p text:style-name="P1"><text:tab/>Phone 3</text:p>
      <text:p text:style-name="P1"><text:tab/>Phone 3 Type</text:p>
      <text:p text:style-name="P1"><text:tab/>Address ID</text:p>
      <text:p text:style-name="P1"><text:tab/>Email 1</text:p>
      <text:p text:style-name="P1"><text:tab/>Email 1 Type</text:p>
      <text:p text:style-name="P1">Address </text:p>
      <text:p text:style-name="P1"><text:tab/>ID</text:p>
      <text:p text:style-name="P1"><text:soft-page-break/><text:tab/>Street 1</text:p>
      <text:p text:style-name="P1"><text:tab/>Street 2</text:p>
      <text:p text:style-name="P1"><text:tab/>City</text:p>
      <text:p text:style-name="P1"><text:tab/>State</text:p>
      <text:p text:style-name="P1"><text:tab/>Zip Code</text:p>
      <text:p text:style-name="P1"/>
      <text:p text:style-name="P1">Employee Data</text:p>
      <text:p text:style-name="P5">Person ID</text:p>
      <text:p text:style-name="P6"><text:tab/><text:span text:style-name="T1">Appendix</text:span><text:span text:style-name="T1"> 2</text:span></text:p>
      <text:p text:style-name="P9"><text:span text:style-name="T4">Service</text:span><text:span text:style-name="T4"> </text:span><text:span text:style-name="T4">Queues</text:span><text:span text:style-name="T4"> </text:span><text:span text:style-name="T4">need</text:span><text:span text:style-name="T4"> </text:span><text:span text:style-name="T4">to</text:span><text:span text:style-name="T4"> </text:span><text:span text:style-name="T4">be</text:span><text:span text:style-name="T4"> </text:span><text:span text:style-name="T4">setup</text:span><text:span text:style-name="T4"> </text:span><text:span text:style-name="T4">so</text:span><text:span text:style-name="T4"> </text:span><text:span text:style-name="T4">that</text:span><text:span text:style-name="T4"> </text:span><text:span text:style-name="T4">a</text:span><text:span text:style-name="T4"> </text:span><text:span text:style-name="T4">queue</text:span><text:span text:style-name="T4"> </text:span><text:span text:style-name="T4">can</text:span><text:span text:style-name="T4"> </text:span><text:span text:style-name="T4">be</text:span><text:span text:style-name="T4">:</text:span></text:p>
      <text:list xml:id="list6258671071262730690" text:style-name="LS1">
        <text:list-item>
          <text:p text:style-name="P15"><text:span text:style-name="T4">Assigned</text:span><text:span text:style-name="T4"> </text:span><text:span text:style-name="T4">as</text:span><text:span text:style-name="T4"> </text:span><text:span text:style-name="T4">FIFO</text:span><text:span text:style-name="T4"> </text:span><text:span text:style-name="T4">based</text:span><text:span text:style-name="T4"> </text:span><text:span text:style-name="T4">on</text:span><text:span text:style-name="T4"> </text:span><text:span text:style-name="T4">total</text:span><text:span text:style-name="T4"> </text:span><text:span text:style-name="T4">number</text:span><text:span text:style-name="T4"> </text:span><text:span text:style-name="T4">of</text:span><text:span text:style-name="T4"> </text:span><text:span text:style-name="T4">work</text:span><text:span text:style-name="T4"> </text:span><text:span text:style-name="T4">orders</text:span><text:span text:style-name="T4"> </text:span><text:span text:style-name="T4">on</text:span><text:span text:style-name="T4"> </text:span><text:span text:style-name="T4">a</text:span><text:span text:style-name="T4"> </text:span><text:span text:style-name="T4">day</text:span><text:span text:style-name="T4">. </text:span></text:p>
        </text:list-item>
        <text:list-item>
          <text:p text:style-name="P15"><text:span text:style-name="T4">Assigned</text:span><text:span text:style-name="T4"> </text:span><text:span text:style-name="T4">as</text:span><text:span text:style-name="T4"> </text:span><text:span text:style-name="T4">First</text:span><text:span text:style-name="T4"> </text:span><text:span text:style-name="T4">Open</text:span><text:span text:style-name="T4"> </text:span><text:span text:style-name="T4">time</text:span><text:span text:style-name="T4"> </text:span><text:span text:style-name="T4">slot</text:span><text:span text:style-name="T4">. </text:span><text:span text:style-name="T4">This</text:span><text:span text:style-name="T4"> </text:span><text:span text:style-name="T4">means</text:span><text:span text:style-name="T4"> </text:span><text:span text:style-name="T4">that</text:span><text:span text:style-name="T4"> </text:span><text:span text:style-name="T4">if</text:span><text:span text:style-name="T4"> </text:span><text:span text:style-name="T4">a</text:span><text:span text:style-name="T4"> </text:span><text:span text:style-name="T4">brake</text:span><text:span text:style-name="T4"> </text:span><text:span text:style-name="T4">adjust</text:span><text:span text:style-name="T4"> </text:span><text:span text:style-name="T4">is</text:span><text:span text:style-name="T4"> 10 </text:span><text:span text:style-name="T4">minutes</text:span><text:span text:style-name="T4"> </text:span><text:span text:style-name="T4">and</text:span><text:span text:style-name="T4"> </text:span><text:span text:style-name="T4">there</text:span><text:span text:style-name="T4"> </text:span><text:span text:style-name="T4">is</text:span><text:span text:style-name="T4"> </text:span><text:span text:style-name="T4">an</text:span><text:span text:style-name="T4"> </text:span><text:span text:style-name="T4">open</text:span><text:span text:style-name="T4"> </text:span><text:span text:style-name="T4">on</text:span><text:span text:style-name="T4"> </text:span><text:span text:style-name="T4">Tuesday</text:span><text:span text:style-name="T4"> </text:span><text:span text:style-name="T4">then</text:span><text:span text:style-name="T4"> </text:span><text:span text:style-name="T4">it</text:span><text:span text:style-name="T4"> </text:span><text:span text:style-name="T4">drops</text:span><text:span text:style-name="T4"> </text:span><text:span text:style-name="T4">in</text:span><text:span text:style-name="T4"> </text:span><text:span text:style-name="T4">but</text:span><text:span text:style-name="T4"> </text:span><text:span text:style-name="T4">if</text:span><text:span text:style-name="T4"> </text:span><text:span text:style-name="T4">you</text:span><text:span text:style-name="T4"> </text:span><text:span text:style-name="T4">where</text:span><text:span text:style-name="T4"> </text:span><text:span text:style-name="T4">to</text:span><text:span text:style-name="T4"> </text:span><text:span text:style-name="T4">try</text:span><text:span text:style-name="T4"> </text:span><text:span text:style-name="T4">to</text:span><text:span text:style-name="T4"> </text:span><text:span text:style-name="T4">add</text:span><text:span text:style-name="T4"> </text:span><text:span text:style-name="T4">a</text:span><text:span text:style-name="T4"> </text:span><text:span text:style-name="T4">complete</text:span><text:span text:style-name="T4"> </text:span><text:span text:style-name="T4">tune</text:span><text:span text:style-name="T4"> </text:span><text:span text:style-name="T4">it</text:span><text:span text:style-name="T4"> </text:span><text:span text:style-name="T4">might</text:span><text:span text:style-name="T4"> </text:span><text:span text:style-name="T4">not</text:span><text:span text:style-name="T4"> </text:span><text:span text:style-name="T4">drop</text:span><text:span text:style-name="T4"> </text:span><text:span text:style-name="T4">into</text:span><text:span text:style-name="T4"> </text:span><text:span text:style-name="T4">friday</text:span><text:span text:style-name="T4">. </text:span><text:span text:style-name="T4">All</text:span><text:span text:style-name="T4"> </text:span><text:span text:style-name="T4">work</text:span><text:span text:style-name="T4"> </text:span><text:span text:style-name="T4">order</text:span><text:span text:style-name="T4"> </text:span><text:span text:style-name="T4">would</text:span><text:span text:style-name="T4"> </text:span><text:span text:style-name="T4">have</text:span><text:span text:style-name="T4"> </text:span><text:span text:style-name="T4">a</text:span><text:span text:style-name="T4"> </text:span><text:span text:style-name="T4">total</text:span><text:span text:style-name="T4"> </text:span><text:span text:style-name="T4">time</text:span><text:span text:style-name="T4"> </text:span><text:span text:style-name="T4">to</text:span><text:span text:style-name="T4"> </text:span><text:span text:style-name="T4">complete</text:span><text:span text:style-name="T4"> </text:span><text:span text:style-name="T4">and</text:span><text:span text:style-name="T4"> </text:span><text:span text:style-name="T4">find</text:span><text:span text:style-name="T4"> </text:span><text:span text:style-name="T4">the</text:span><text:span text:style-name="T4"> </text:span><text:span text:style-name="T4">first</text:span><text:span text:style-name="T4"> </text:span><text:span text:style-name="T4">open</text:span><text:span text:style-name="T4"> </text:span><text:span text:style-name="T4">slot</text:span><text:span text:style-name="T4">. </text:span>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75in"/>
      </text:list-level-style-number>
      <text:list-level-style-number text:level="2" text:style-name="List1Level1" style:num-suffix="." style:num-format="a">
        <style:list-level-properties text:space-before="0.75in" text:min-label-width="0.75in"/>
      </text:list-level-style-number>
      <text:list-level-style-number text:level="3" text:style-name="List1Level2" style:num-suffix="." style:num-format="i">
        <style:list-level-properties text:min-label-width="2in" text:min-label-distance="0.6252in" fo:text-align="end"/>
      </text:list-level-style-number>
      <text:list-level-style-number text:level="4" text:style-name="List1Level3" style:num-suffix="." style:num-format="1">
        <style:list-level-properties text:space-before="1.75in" text:min-label-width="0.75in"/>
      </text:list-level-style-number>
      <text:list-level-style-number text:level="5" text:style-name="List1Level4" style:num-suffix="." style:num-format="a">
        <style:list-level-properties text:space-before="2.25in" text:min-label-width="0.75in"/>
      </text:list-level-style-number>
      <text:list-level-style-number text:level="6" text:style-name="List1Level5" style:num-suffix="." style:num-format="i">
        <style:list-level-properties text:min-label-width="3.5in" text:min-label-distance="0.6252in" fo:text-align="end"/>
      </text:list-level-style-number>
      <text:list-level-style-number text:level="7" text:style-name="List1Level6" style:num-suffix="." style:num-format="1">
        <style:list-level-properties text:space-before="3.25in" text:min-label-width="0.75in"/>
      </text:list-level-style-number>
      <text:list-level-style-number text:level="8" text:style-name="List1Level7" style:num-suffix="." style:num-format="a">
        <style:list-level-properties text:space-before="3.75in" text:min-label-width="0.75in"/>
      </text:list-level-style-number>
      <text:list-level-style-number text:level="9" text:style-name="List1Level8" style:num-suffix="." style:num-format="i">
        <style:list-level-properties text:min-label-width="5in" text:min-label-distance="0.6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/>
    <dc:creator/>
    <meta:editing-cycles>1</meta:editing-cycles>
    <meta:document-statistic meta:table-count="0" meta:image-count="0" meta:object-count="0" meta:page-count="4" meta:paragraph-count="136" meta:word-count="670" meta:character-count="3929"/>
  </office:meta>
</office:document-meta>
</file>